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43in"/>
    </style:style>
    <style:style style:name="co2" style:family="table-column">
      <style:table-column-properties fo:break-before="auto" style:column-width="1.4701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6634in"/>
    </style:style>
    <style:style style:name="co5" style:family="table-column">
      <style:table-column-properties fo:break-before="auto" style:column-width="0.7382in"/>
    </style:style>
    <style:style style:name="co6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81d41a"/>
    </style:style>
    <style:style style:name="ce2" style:family="table-cell" style:parent-style-name="Default">
      <style:table-cell-properties fo:background-color="#ffffd7" fo:border="0.74pt solid #81d41a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0000" fo:border="0.74pt solid #81d41a"/>
    </style:style>
    <style:style style:name="ce5" style:family="table-cell" style:parent-style-name="Default">
      <style:table-cell-properties fo:background-color="#ffff00" fo:border="0.74pt solid #81d41a"/>
    </style:style>
    <style:style style:name="ce6" style:family="table-cell" style:parent-style-name="Default">
      <style:table-cell-properties fo:background-color="#81d41a" fo:border="0.74pt solid #81d41a"/>
    </style:style>
    <style:style style:name="ce7" style:family="table-cell" style:parent-style-name="Default">
      <style:table-cell-properties fo:background-color="#e8a202"/>
    </style:style>
    <style:style style:name="ce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OTU1_versus_therest_withSCS_Alignment_similarity-HitTabl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2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Comparison</text:p>
          </table:table-cell>
          <table:table-cell table:style-name="ce1" office:value-type="string" calcext:value-type="string">
            <text:p>Per. Ident</text:p>
          </table:table-cell>
          <table:table-cell table:style-name="ce1" office:value-type="string" calcext:value-type="string">
            <text:p>Acc. Len</text:p>
          </table:table-cell>
          <table:table-cell table:style-name="ce1" office:value-type="string" calcext:value-type="string">
            <text:p>E-value</text:p>
          </table:table-cell>
          <table:table-cell table:style-name="ce1" office:value-type="string" calcext:value-type="string">
            <text:p>Total Score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TU_1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5.16E-116" calcext:value-type="float">
            <text:p>5.16E-116</text:p>
          </table:table-cell>
          <table:table-cell office:value-type="float" office:value="407" calcext:value-type="float">
            <text:p>407</text:p>
          </table:table-cell>
          <table:table-cell table:number-columns-repeated="3"/>
          <table:table-cell table:style-name="ce9" office:value-type="string" calcext:value-type="string">
            <text:p>The marked OTUs are all now classified as Lokiarchaeia, many of them where already classified as such with silva</text:p>
          </table:table-cell>
          <table:table-cell table:style-name="ce9" table:number-columns-repeated="8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13665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3"/>
          <table:table-cell table:style-name="ce10" office:value-type="string" calcext:value-type="string">
            <text:p>The OTUs non classified and changed to Lokiarchaeia are marked in red</text:p>
          </table:table-cell>
          <table:table-cell table:style-name="ce10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834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.77E-105" calcext:value-type="float">
            <text:p>6.77E-105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11" office:value-type="string" calcext:value-type="string">
            <text:p>Classified as Asgardarchaeota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7520</text:p>
          </table:table-cell>
          <table:table-cell office:value-type="float" office:value="99.5" calcext:value-type="float">
            <text:p>99.5</text:p>
          </table:table-cell>
          <table:table-cell office:value-type="float" office:value="200" calcext:value-type="float">
            <text:p>200</text:p>
          </table:table-cell>
          <table:table-cell office:value-type="float" office:value="3.15E-103" calcext:value-type="float">
            <text:p>3.15E-103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table:style-name="ce7" office:value-type="string" calcext:value-type="string">
            <text:p>Classified as Lokiarchaeia but not 97% match</text:p>
          </table:table-cell>
          <table:table-cell table:style-name="ce7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12253</text:p>
          </table:table-cell>
          <table:table-cell office:value-type="float" office:value="99.451" calcext:value-type="float">
            <text:p>99.451</text:p>
          </table:table-cell>
          <table:table-cell office:value-type="float" office:value="182" calcext:value-type="float">
            <text:p>182</text:p>
          </table:table-cell>
          <table:table-cell office:value-type="float" office:value="3.2E-093" calcext:value-type="float">
            <text:p>3.2E-93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table:style-name="ce8" office:value-type="string" calcext:value-type="string">
            <text:p>The OTUs checked non classified</text:p>
          </table:table-cell>
          <table:table-cell table:style-name="ce8" table:number-columns-repeated="2"/>
          <table:table-cell table:style-name="ce1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21454</text:p>
          </table:table-cell>
          <table:table-cell office:value-type="float" office:value="99.07" calcext:value-type="float">
            <text:p>99.07</text:p>
          </table:table-cell>
          <table:table-cell office:value-type="float" office:value="215" calcext:value-type="float">
            <text:p>215</text:p>
          </table:table-cell>
          <table:table-cell office:value-type="float" office:value="6.73E-110" calcext:value-type="float">
            <text:p>6.73E-110</text:p>
          </table:table-cell>
          <table:table-cell office:value-type="float" office:value="387" calcext:value-type="float">
            <text:p>3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400317</text:p>
          </table:table-cell>
          <table:table-cell office:value-type="float" office:value="99.061" calcext:value-type="float">
            <text:p>99.061</text:p>
          </table:table-cell>
          <table:table-cell office:value-type="float" office:value="213" calcext:value-type="float">
            <text:p>213</text:p>
          </table:table-cell>
          <table:table-cell office:value-type="float" office:value="8.7E-109" calcext:value-type="float">
            <text:p>8.7E-109</text:p>
          </table:table-cell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0174</text:p>
          </table:table-cell>
          <table:table-cell office:value-type="float" office:value="99.061" calcext:value-type="float">
            <text:p>99.061</text:p>
          </table:table-cell>
          <table:table-cell office:value-type="float" office:value="213" calcext:value-type="float">
            <text:p>213</text:p>
          </table:table-cell>
          <table:table-cell office:value-type="float" office:value="8.7E-109" calcext:value-type="float">
            <text:p>8.7E-109</text:p>
          </table:table-cell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9640</text:p>
          </table:table-cell>
          <table:table-cell office:value-type="float" office:value="99.048" calcext:value-type="float">
            <text:p>99.048</text:p>
          </table:table-cell>
          <table:table-cell office:value-type="float" office:value="210" calcext:value-type="float">
            <text:p>210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10659</text:p>
          </table:table-cell>
          <table:table-cell office:value-type="float" office:value="98.643" calcext:value-type="float">
            <text:p>98.643</text:p>
          </table:table-cell>
          <table:table-cell office:value-type="float" office:value="221" calcext:value-type="float">
            <text:p>221</text:p>
          </table:table-cell>
          <table:table-cell office:value-type="float" office:value="1.87E-110" calcext:value-type="float">
            <text:p>1.87E-110</text:p>
          </table:table-cell>
          <table:table-cell office:value-type="float" office:value="388" calcext:value-type="float">
            <text:p>3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200039</text:p>
          </table:table-cell>
          <table:table-cell office:value-type="float" office:value="98.636" calcext:value-type="float">
            <text:p>98.636</text:p>
          </table:table-cell>
          <table:table-cell office:value-type="float" office:value="220" calcext:value-type="float">
            <text:p>220</text:p>
          </table:table-cell>
          <table:table-cell office:value-type="float" office:value="5.2E-111" calcext:value-type="float">
            <text:p>5.2E-111</text:p>
          </table:table-cell>
          <table:table-cell office:value-type="float" office:value="390" calcext:value-type="float">
            <text:p>3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100515</text:p>
          </table:table-cell>
          <table:table-cell office:value-type="float" office:value="98.636" calcext:value-type="float">
            <text:p>98.636</text:p>
          </table:table-cell>
          <table:table-cell office:value-type="float" office:value="220" calcext:value-type="float">
            <text:p>220</text:p>
          </table:table-cell>
          <table:table-cell office:value-type="float" office:value="5.2E-111" calcext:value-type="float">
            <text:p>5.2E-111</text:p>
          </table:table-cell>
          <table:table-cell office:value-type="float" office:value="390" calcext:value-type="float">
            <text:p>3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0627</text:p>
          </table:table-cell>
          <table:table-cell office:value-type="float" office:value="98.611" calcext:value-type="float">
            <text:p>98.611</text:p>
          </table:table-cell>
          <table:table-cell office:value-type="float" office:value="216" calcext:value-type="float">
            <text:p>216</text:p>
          </table:table-cell>
          <table:table-cell office:value-type="float" office:value="8.7E-109" calcext:value-type="float">
            <text:p>8.7E-109</text:p>
          </table:table-cell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405987</text:p>
          </table:table-cell>
          <table:table-cell office:value-type="float" office:value="98.592" calcext:value-type="float">
            <text:p>98.592</text:p>
          </table:table-cell>
          <table:table-cell office:value-type="float" office:value="213" calcext:value-type="float">
            <text:p>213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402768</text:p>
          </table:table-cell>
          <table:table-cell office:value-type="float" office:value="98.592" calcext:value-type="float">
            <text:p>98.592</text:p>
          </table:table-cell>
          <table:table-cell office:value-type="float" office:value="213" calcext:value-type="float">
            <text:p>213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2285</text:p>
          </table:table-cell>
          <table:table-cell office:value-type="float" office:value="98.592" calcext:value-type="float">
            <text:p>98.592</text:p>
          </table:table-cell>
          <table:table-cell office:value-type="float" office:value="213" calcext:value-type="float">
            <text:p>213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19435</text:p>
          </table:table-cell>
          <table:table-cell office:value-type="float" office:value="98.462" calcext:value-type="float">
            <text:p>98.462</text:p>
          </table:table-cell>
          <table:table-cell office:value-type="float" office:value="195" calcext:value-type="float">
            <text:p>195</text:p>
          </table:table-cell>
          <table:table-cell office:value-type="float" office:value="4.11E-097" calcext:value-type="float">
            <text:p>4.11E-97</text:p>
          </table:table-cell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19819</text:p>
          </table:table-cell>
          <table:table-cell office:value-type="float" office:value="98.454" calcext:value-type="float">
            <text:p>98.454</text:p>
          </table:table-cell>
          <table:table-cell office:value-type="float" office:value="194" calcext:value-type="float">
            <text:p>194</text:p>
          </table:table-cell>
          <table:table-cell office:value-type="float" office:value="1.48E-096" calcext:value-type="float">
            <text:p>1.48E-96</text:p>
          </table:table-cell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9922</text:p>
          </table:table-cell>
          <table:table-cell office:value-type="float" office:value="98.343" calcext:value-type="float">
            <text:p>98.343</text:p>
          </table:table-cell>
          <table:table-cell office:value-type="float" office:value="181" calcext:value-type="float">
            <text:p>181</text:p>
          </table:table-cell>
          <table:table-cell office:value-type="float" office:value="2.49E-089" calcext:value-type="float">
            <text:p>2.49E-89</text:p>
          </table:table-cell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4781</text:p>
          </table:table-cell>
          <table:table-cell office:value-type="float" office:value="98.343" calcext:value-type="float">
            <text:p>98.343</text:p>
          </table:table-cell>
          <table:table-cell office:value-type="float" office:value="181" calcext:value-type="float">
            <text:p>181</text:p>
          </table:table-cell>
          <table:table-cell office:value-type="float" office:value="2.49E-089" calcext:value-type="float">
            <text:p>2.49E-89</text:p>
          </table:table-cell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1066</text:p>
          </table:table-cell>
          <table:table-cell office:value-type="float" office:value="98.343" calcext:value-type="float">
            <text:p>98.343</text:p>
          </table:table-cell>
          <table:table-cell office:value-type="float" office:value="181" calcext:value-type="float">
            <text:p>181</text:p>
          </table:table-cell>
          <table:table-cell office:value-type="float" office:value="2.49E-089" calcext:value-type="float">
            <text:p>2.49E-89</text:p>
          </table:table-cell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0228</text:p>
          </table:table-cell>
          <table:table-cell office:value-type="float" office:value="98.333" calcext:value-type="float">
            <text:p>98.333</text:p>
          </table:table-cell>
          <table:table-cell office:value-type="float" office:value="180" calcext:value-type="float">
            <text:p>180</text:p>
          </table:table-cell>
          <table:table-cell office:value-type="float" office:value="8.95E-089" calcext:value-type="float">
            <text:p>8.95E-89</text:p>
          </table:table-cell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407974</text:p>
          </table:table-cell>
          <table:table-cell office:value-type="float" office:value="98.324" calcext:value-type="float">
            <text:p>98.324</text:p>
          </table:table-cell>
          <table:table-cell office:value-type="float" office:value="179" calcext:value-type="float">
            <text:p>179</text:p>
          </table:table-cell>
          <table:table-cell office:value-type="float" office:value="3.22E-088" calcext:value-type="float">
            <text:p>3.22E-88</text:p>
          </table:table-cell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1231</text:p>
          </table:table-cell>
          <table:table-cell office:value-type="float" office:value="98.324" calcext:value-type="float">
            <text:p>98.324</text:p>
          </table:table-cell>
          <table:table-cell office:value-type="float" office:value="179" calcext:value-type="float">
            <text:p>179</text:p>
          </table:table-cell>
          <table:table-cell office:value-type="float" office:value="3.22E-088" calcext:value-type="float">
            <text:p>3.22E-88</text:p>
          </table:table-cell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13997</text:p>
          </table:table-cell>
          <table:table-cell office:value-type="float" office:value="98.19" calcext:value-type="float">
            <text:p>98.19</text:p>
          </table:table-cell>
          <table:table-cell office:value-type="float" office:value="221" calcext:value-type="float">
            <text:p>221</text:p>
          </table:table-cell>
          <table:table-cell office:value-type="float" office:value="2.42E-109" calcext:value-type="float">
            <text:p>2.42E-109</text:p>
          </table:table-cell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598</text:p>
          </table:table-cell>
          <table:table-cell office:value-type="float" office:value="98.19" calcext:value-type="float">
            <text:p>98.19</text:p>
          </table:table-cell>
          <table:table-cell office:value-type="float" office:value="221" calcext:value-type="float">
            <text:p>221</text:p>
          </table:table-cell>
          <table:table-cell office:value-type="float" office:value="2.42E-109" calcext:value-type="float">
            <text:p>2.42E-109</text:p>
          </table:table-cell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301329</text:p>
          </table:table-cell>
          <table:table-cell office:value-type="float" office:value="98.182" calcext:value-type="float">
            <text:p>98.182</text:p>
          </table:table-cell>
          <table:table-cell office:value-type="float" office:value="220" calcext:value-type="float">
            <text:p>220</text:p>
          </table:table-cell>
          <table:table-cell office:value-type="float" office:value="2.42E-109" calcext:value-type="float">
            <text:p>2.42E-109</text:p>
          </table:table-cell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6" office:value-type="string" calcext:value-type="string">
            <text:p>OTU_3248</text:p>
          </table:table-cell>
          <table:table-cell office:value-type="float" office:value="98.182" calcext:value-type="float">
            <text:p>98.182</text:p>
          </table:table-cell>
          <table:table-cell office:value-type="float" office:value="220" calcext:value-type="float">
            <text:p>220</text:p>
          </table:table-cell>
          <table:table-cell office:value-type="float" office:value="8.7E-109" calcext:value-type="float">
            <text:p>8.7E-109</text:p>
          </table:table-cell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12649</text:p>
          </table:table-cell>
          <table:table-cell office:value-type="float" office:value="98.14" calcext:value-type="float">
            <text:p>98.14</text:p>
          </table:table-cell>
          <table:table-cell office:value-type="float" office:value="215" calcext:value-type="float">
            <text:p>215</text:p>
          </table:table-cell>
          <table:table-cell office:value-type="float" office:value="5.24E-106" calcext:value-type="float">
            <text:p>5.24E-106</text:p>
          </table:table-cell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0119</text:p>
          </table:table-cell>
          <table:table-cell office:value-type="float" office:value="98.122" calcext:value-type="float">
            <text:p>98.122</text:p>
          </table:table-cell>
          <table:table-cell office:value-type="float" office:value="213" calcext:value-type="float">
            <text:p>213</text:p>
          </table:table-cell>
          <table:table-cell office:value-type="float" office:value="1.88E-105" calcext:value-type="float">
            <text:p>1.88E-105</text:p>
          </table:table-cell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22776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3.17E-098" calcext:value-type="float">
            <text:p>3.17E-98</text:p>
          </table:table-cell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404785</text:p>
          </table:table-cell>
          <table:table-cell office:value-type="float" office:value="97.802" calcext:value-type="float">
            <text:p>97.802</text:p>
          </table:table-cell>
          <table:table-cell office:value-type="float" office:value="182" calcext:value-type="float">
            <text:p>182</text:p>
          </table:table-cell>
          <table:table-cell office:value-type="float" office:value="3.22E-088" calcext:value-type="float">
            <text:p>3.22E-88</text:p>
          </table:table-cell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1568</text:p>
          </table:table-cell>
          <table:table-cell office:value-type="float" office:value="97.738" calcext:value-type="float">
            <text:p>97.738</text:p>
          </table:table-cell>
          <table:table-cell office:value-type="float" office:value="221" calcext:value-type="float">
            <text:p>221</text:p>
          </table:table-cell>
          <table:table-cell office:value-type="float" office:value="1.13E-107" calcext:value-type="float">
            <text:p>1.13E-107</text:p>
          </table:table-cell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7623</text:p>
          </table:table-cell>
          <table:table-cell office:value-type="float" office:value="97.727" calcext:value-type="float">
            <text:p>97.727</text:p>
          </table:table-cell>
          <table:table-cell office:value-type="float" office:value="220" calcext:value-type="float">
            <text:p>220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301</text:p>
          </table:table-cell>
          <table:table-cell office:value-type="float" office:value="97.727" calcext:value-type="float">
            <text:p>97.727</text:p>
          </table:table-cell>
          <table:table-cell office:value-type="float" office:value="220" calcext:value-type="float">
            <text:p>220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172</text:p>
          </table:table-cell>
          <table:table-cell office:value-type="float" office:value="97.727" calcext:value-type="float">
            <text:p>97.727</text:p>
          </table:table-cell>
          <table:table-cell office:value-type="float" office:value="220" calcext:value-type="float">
            <text:p>220</text:p>
          </table:table-cell>
          <table:table-cell office:value-type="float" office:value="4.05E-107" calcext:value-type="float">
            <text:p>4.05E-107</text:p>
          </table:table-cell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422703</text:p>
          </table:table-cell>
          <table:table-cell office:value-type="float" office:value="97.685" calcext:value-type="float">
            <text:p>97.685</text:p>
          </table:table-cell>
          <table:table-cell office:value-type="float" office:value="216" calcext:value-type="float">
            <text:p>216</text:p>
          </table:table-cell>
          <table:table-cell office:value-type="float" office:value="1.88E-105" calcext:value-type="float">
            <text:p>1.88E-105</text:p>
          </table:table-cell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5998</text:p>
          </table:table-cell>
          <table:table-cell office:value-type="float" office:value="97.685" calcext:value-type="float">
            <text:p>97.685</text:p>
          </table:table-cell>
          <table:table-cell office:value-type="float" office:value="216" calcext:value-type="float">
            <text:p>216</text:p>
          </table:table-cell>
          <table:table-cell office:value-type="float" office:value="1.88E-105" calcext:value-type="float">
            <text:p>1.88E-105</text:p>
          </table:table-cell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2079</text:p>
          </table:table-cell>
          <table:table-cell office:value-type="float" office:value="97.653" calcext:value-type="float">
            <text:p>97.653</text:p>
          </table:table-cell>
          <table:table-cell office:value-type="float" office:value="213" calcext:value-type="float">
            <text:p>213</text:p>
          </table:table-cell>
          <table:table-cell office:value-type="float" office:value="8.76E-104" calcext:value-type="float">
            <text:p>8.76E-104</text:p>
          </table:table-cell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1641</text:p>
          </table:table-cell>
          <table:table-cell office:value-type="float" office:value="97.653" calcext:value-type="float">
            <text:p>97.653</text:p>
          </table:table-cell>
          <table:table-cell office:value-type="float" office:value="213" calcext:value-type="float">
            <text:p>213</text:p>
          </table:table-cell>
          <table:table-cell office:value-type="float" office:value="8.76E-104" calcext:value-type="float">
            <text:p>8.76E-104</text:p>
          </table:table-cell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31268</text:p>
          </table:table-cell>
          <table:table-cell office:value-type="float" office:value="97.573" calcext:value-type="float">
            <text:p>97.573</text:p>
          </table:table-cell>
          <table:table-cell office:value-type="float" office:value="206" calcext:value-type="float">
            <text:p>206</text:p>
          </table:table-cell>
          <table:table-cell office:value-type="float" office:value="2.45E-099" calcext:value-type="float">
            <text:p>2.45E-99</text:p>
          </table:table-cell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22381</text:p>
          </table:table-cell>
          <table:table-cell office:value-type="float" office:value="97.297" calcext:value-type="float">
            <text:p>97.297</text:p>
          </table:table-cell>
          <table:table-cell office:value-type="float" office:value="222" calcext:value-type="float">
            <text:p>222</text:p>
          </table:table-cell>
          <table:table-cell office:value-type="float" office:value="5.24E-106" calcext:value-type="float">
            <text:p>5.24E-106</text:p>
          </table:table-cell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9791</text:p>
          </table:table-cell>
          <table:table-cell office:value-type="float" office:value="97.285" calcext:value-type="float">
            <text:p>97.285</text:p>
          </table:table-cell>
          <table:table-cell office:value-type="float" office:value="221" calcext:value-type="float">
            <text:p>221</text:p>
          </table:table-cell>
          <table:table-cell office:value-type="float" office:value="5.24E-106" calcext:value-type="float">
            <text:p>5.24E-106</text:p>
          </table:table-cell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8332</text:p>
          </table:table-cell>
          <table:table-cell office:value-type="float" office:value="97.285" calcext:value-type="float">
            <text:p>97.285</text:p>
          </table:table-cell>
          <table:table-cell office:value-type="float" office:value="221" calcext:value-type="float">
            <text:p>221</text:p>
          </table:table-cell>
          <table:table-cell office:value-type="float" office:value="5.24E-106" calcext:value-type="float">
            <text:p>5.24E-106</text:p>
          </table:table-cell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26958</text:p>
          </table:table-cell>
          <table:table-cell office:value-type="float" office:value="97.285" calcext:value-type="float">
            <text:p>97.285</text:p>
          </table:table-cell>
          <table:table-cell office:value-type="float" office:value="221" calcext:value-type="float">
            <text:p>221</text:p>
          </table:table-cell>
          <table:table-cell office:value-type="float" office:value="1.88E-105" calcext:value-type="float">
            <text:p>1.88E-105</text:p>
          </table:table-cell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15790</text:p>
          </table:table-cell>
          <table:table-cell office:value-type="float" office:value="97.273" calcext:value-type="float">
            <text:p>97.273</text:p>
          </table:table-cell>
          <table:table-cell office:value-type="float" office:value="220" calcext:value-type="float">
            <text:p>220</text:p>
          </table:table-cell>
          <table:table-cell office:value-type="float" office:value="1.88E-105" calcext:value-type="float">
            <text:p>1.88E-105</text:p>
          </table:table-cell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838</text:p>
          </table:table-cell>
          <table:table-cell office:value-type="float" office:value="97.273" calcext:value-type="float">
            <text:p>97.273</text:p>
          </table:table-cell>
          <table:table-cell office:value-type="float" office:value="220" calcext:value-type="float">
            <text:p>220</text:p>
          </table:table-cell>
          <table:table-cell office:value-type="float" office:value="1.88E-105" calcext:value-type="float">
            <text:p>1.88E-105</text:p>
          </table:table-cell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11005</text:p>
          </table:table-cell>
          <table:table-cell office:value-type="float" office:value="97.273" calcext:value-type="float">
            <text:p>97.273</text:p>
          </table:table-cell>
          <table:table-cell office:value-type="float" office:value="220" calcext:value-type="float">
            <text:p>220</text:p>
          </table:table-cell>
          <table:table-cell office:value-type="float" office:value="6.77E-105" calcext:value-type="float">
            <text:p>6.77E-105</text:p>
          </table:table-cell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0956</text:p>
          </table:table-cell>
          <table:table-cell office:value-type="float" office:value="97.238" calcext:value-type="float">
            <text:p>97.238</text:p>
          </table:table-cell>
          <table:table-cell office:value-type="float" office:value="181" calcext:value-type="float">
            <text:p>181</text:p>
          </table:table-cell>
          <table:table-cell office:value-type="float" office:value="5.39E-086" calcext:value-type="float">
            <text:p>5.39E-86</text:p>
          </table:table-cell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office:value-type="string" calcext:value-type="string">
            <text:p>OTU_400154</text:p>
          </table:table-cell>
          <table:table-cell office:value-type="float" office:value="97.238" calcext:value-type="float">
            <text:p>97.238</text:p>
          </table:table-cell>
          <table:table-cell office:value-type="float" office:value="181" calcext:value-type="float">
            <text:p>181</text:p>
          </table:table-cell>
          <table:table-cell office:value-type="float" office:value="5.39E-086" calcext:value-type="float">
            <text:p>5.39E-86</text:p>
          </table:table-cell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U_1</text:p>
          </table:table-cell>
          <table:table-cell table:style-name="ce5" office:value-type="string" calcext:value-type="string">
            <text:p>OTU_30101</text:p>
          </table:table-cell>
          <table:table-cell office:value-type="float" office:value="97.235" calcext:value-type="float">
            <text:p>97.235</text:p>
          </table:table-cell>
          <table:table-cell office:value-type="float" office:value="217" calcext:value-type="float">
            <text:p>217</text:p>
          </table:table-cell>
          <table:table-cell office:value-type="float" office:value="2.44E-104" calcext:value-type="float">
            <text:p>2.44E-104</text:p>
          </table:table-cell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7" office:value-type="string" calcext:value-type="string">
            <text:p>OTU_22441</text:p>
          </table:table-cell>
          <table:table-cell table:style-name="ce3" office:value-type="float" office:value="96.833" calcext:value-type="float">
            <text:p>96.83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.44E-104" calcext:value-type="float">
            <text:p>2.44E-104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7" office:value-type="string" calcext:value-type="string">
            <text:p>OTU_17267</text:p>
          </table:table-cell>
          <table:table-cell table:style-name="ce3" office:value-type="float" office:value="96.833" calcext:value-type="float">
            <text:p>96.83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.44E-104" calcext:value-type="float">
            <text:p>2.44E-104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7" office:value-type="string" calcext:value-type="string">
            <text:p>OTU_13189</text:p>
          </table:table-cell>
          <table:table-cell table:style-name="ce3" office:value-type="float" office:value="96.833" calcext:value-type="float">
            <text:p>96.83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.44E-104" calcext:value-type="float">
            <text:p>2.44E-104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26445</text:p>
          </table:table-cell>
          <table:table-cell table:style-name="ce3" office:value-type="float" office:value="96.833" calcext:value-type="float">
            <text:p>96.83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.76E-104" calcext:value-type="float">
            <text:p>8.76E-104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17944</text:p>
          </table:table-cell>
          <table:table-cell table:style-name="ce3" office:value-type="float" office:value="96.818" calcext:value-type="float">
            <text:p>96.8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.44E-104" calcext:value-type="float">
            <text:p>2.44E-104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7" office:value-type="string" calcext:value-type="string">
            <text:p>OTU_4300</text:p>
          </table:table-cell>
          <table:table-cell table:style-name="ce3" office:value-type="float" office:value="96.818" calcext:value-type="float">
            <text:p>96.8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.44E-104" calcext:value-type="float">
            <text:p>2.44E-104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8779</text:p>
          </table:table-cell>
          <table:table-cell table:style-name="ce3" office:value-type="float" office:value="96.818" calcext:value-type="float">
            <text:p>96.8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.76E-104" calcext:value-type="float">
            <text:p>8.76E-104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758</text:p>
          </table:table-cell>
          <table:table-cell table:style-name="ce3" office:value-type="float" office:value="96.818" calcext:value-type="float">
            <text:p>96.8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.76E-104" calcext:value-type="float">
            <text:p>8.76E-104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24297</text:p>
          </table:table-cell>
          <table:table-cell table:style-name="ce3" office:value-type="float" office:value="96.818" calcext:value-type="float">
            <text:p>96.8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.13E-102" calcext:value-type="float">
            <text:p>1.13E-102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26751</text:p>
          </table:table-cell>
          <table:table-cell table:style-name="ce3" office:value-type="float" office:value="96.396" calcext:value-type="float">
            <text:p>96.39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.08E-102" calcext:value-type="float">
            <text:p>4.08E-102</text:p>
          </table:table-cell>
          <table:table-cell table:style-name="ce3"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7" office:value-type="string" calcext:value-type="string">
            <text:p>OTU_28954</text:p>
          </table:table-cell>
          <table:table-cell table:style-name="ce3" office:value-type="float" office:value="96.364" calcext:value-type="float">
            <text:p>96.3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.13E-102" calcext:value-type="float">
            <text:p>1.13E-102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7" office:value-type="string" calcext:value-type="string">
            <text:p>OTU_1707</text:p>
          </table:table-cell>
          <table:table-cell table:style-name="ce3" office:value-type="float" office:value="96.364" calcext:value-type="float">
            <text:p>96.3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.13E-102" calcext:value-type="float">
            <text:p>1.13E-102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26005</text:p>
          </table:table-cell>
          <table:table-cell table:style-name="ce3" office:value-type="float" office:value="96.364" calcext:value-type="float">
            <text:p>96.3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.27E-101" calcext:value-type="float">
            <text:p>5.27E-101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415614</text:p>
          </table:table-cell>
          <table:table-cell table:style-name="ce3" office:value-type="float" office:value="96.154" calcext:value-type="float">
            <text:p>96.15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.24E-083" calcext:value-type="float">
            <text:p>3.24E-83</text:p>
          </table:table-cell>
          <table:table-cell table:style-name="ce3"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269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.14E-097" calcext:value-type="float">
            <text:p>1.14E-97</text:p>
          </table:table-cell>
          <table:table-cell table:style-name="ce3"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24053</text:p>
          </table:table-cell>
          <table:table-cell table:style-name="ce3" office:value-type="float" office:value="94.091" calcext:value-type="float">
            <text:p>94.09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.47E-094" calcext:value-type="float">
            <text:p>2.47E-94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7" office:value-type="string" calcext:value-type="string">
            <text:p>OTU_29852</text:p>
          </table:table-cell>
          <table:table-cell table:style-name="ce3" office:value-type="float" office:value="92.273" calcext:value-type="float">
            <text:p>92.27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.16E-087" calcext:value-type="float">
            <text:p>1.16E-87</text:p>
          </table:table-cell>
          <table:table-cell table:style-name="ce3"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OTU_1</text:p>
          </table:table-cell>
          <table:table-cell table:style-name="ce8" office:value-type="string" calcext:value-type="string">
            <text:p>OTU_411411</text:p>
          </table:table-cell>
          <table:table-cell table:style-name="ce3" office:value-type="float" office:value="91.16" calcext:value-type="float">
            <text:p>91.1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.19E-067" calcext:value-type="float">
            <text:p>1.19E-67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'OTU1_versus_therest_withSCS_Alignment_similarity-HitTable'.A1:'OTU1_versus_therest_withSCS_Alignment_similarity-HitTable'.F7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0:56:58.409218200</dc:date>
    <meta:editing-duration>PT48M30S</meta:editing-duration>
    <meta:editing-cycles>11</meta:editing-cycles>
    <meta:generator>LibreOffice/7.3.7.2$Linux_X86_64 LibreOffice_project/30$Build-2</meta:generator>
    <meta:document-statistic meta:table-count="1" meta:cell-count="425" meta:object-count="0"/>
  </office:meta>
</office:document-meta>
</file>